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0100000001D0C57EE6AB9E008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992cm" table:align="left"/>
    </style:style>
    <style:style style:name="Table1.A" style:family="table-column">
      <style:table-column-properties style:column-width="8.387cm"/>
    </style:style>
    <style:style style:name="Table1.B" style:family="table-column">
      <style:table-column-properties style:column-width="9.604cm"/>
    </style:style>
    <style:style style:name="Table1.A1" style:family="table-cell">
      <style:table-cell-properties style:vertical-align="" fo:padding="0.101cm" fo:border="none"/>
    </style:style>
    <style:style style:name="title" style:family="table">
      <style:table-properties style:width="18.002cm" table:align="margins"/>
    </style:style>
    <style:style style:name="title.A" style:family="table-column">
      <style:table-column-properties style:column-width="8.797cm" style:rel-column-width="32022*"/>
    </style:style>
    <style:style style:name="title.B" style:family="table-column">
      <style:table-column-properties style:column-width="9.206cm" style:rel-column-width="33513*"/>
    </style:style>
    <style:style style:name="title.A1" style:family="table-cell">
      <style:table-cell-properties fo:padding="0.097cm" fo:border-left="none" fo:border-right="none" fo:border-top="none" fo:border-bottom="1pt solid #21409a"/>
    </style:style>
    <style:style style:name="title.B1" style:family="table-cell">
      <style:table-cell-properties style:vertical-align="middle" fo:padding="0.097cm" fo:border-left="none" fo:border-right="none" fo:border-top="none" fo:border-bottom="1pt solid #21409a"/>
    </style:style>
    <style:style style:name="title.A2" style:family="table-cell">
      <style:table-cell-properties fo:padding="0.097cm" fo:border="none"/>
    </style:style>
    <style:style style:name="title.B2" style:family="table-cell">
      <style:table-cell-properties fo:padding="0.097cm" fo:border="none"/>
    </style:style>
    <style:style style:name="title.A3" style:family="table-cell">
      <style:table-cell-properties fo:padding="0.097cm" fo:border="none"/>
    </style:style>
    <style:style style:name="items" style:family="table">
      <style:table-properties style:width="17.992cm" fo:margin-left="-0.004cm" table:align="left" style:may-break-between-rows="true"/>
    </style:style>
    <style:style style:name="items.A" style:family="table-column">
      <style:table-column-properties style:column-width="1.397cm"/>
    </style:style>
    <style:style style:name="items.B" style:family="table-column">
      <style:table-column-properties style:column-width="4.133cm"/>
    </style:style>
    <style:style style:name="items.C" style:family="table-column">
      <style:table-column-properties style:column-width="1.901cm"/>
    </style:style>
    <style:style style:name="items.D" style:family="table-column">
      <style:table-column-properties style:column-width="1.575cm"/>
    </style:style>
    <style:style style:name="items.E" style:family="table-column">
      <style:table-column-properties style:column-width="1.485cm"/>
    </style:style>
    <style:style style:name="items.F" style:family="table-column">
      <style:table-column-properties style:column-width="1.903cm"/>
    </style:style>
    <style:style style:name="items.G" style:family="table-column">
      <style:table-column-properties style:column-width="2.027cm"/>
    </style:style>
    <style:style style:name="items.H" style:family="table-column">
      <style:table-column-properties style:column-width="1.296cm"/>
    </style:style>
    <style:style style:name="items.I" style:family="table-column">
      <style:table-column-properties style:column-width="2.274cm"/>
    </style:style>
    <style:style style:name="items.1" style:family="table-row">
      <style:table-row-properties fo:keep-together="always"/>
    </style:style>
    <style:style style:name="items.A1" style:family="table-cell">
      <style:table-cell-properties style:vertical-align="middle" fo:background-color="#eeeeee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items.I1" style:family="table-cell">
      <style:table-cell-properties style:vertical-align="middle" fo:background-color="#eeeeee" fo:padding="0.097cm" fo:border="0.05pt solid #808080">
        <style:background-image/>
      </style:table-cell-properties>
    </style:style>
    <style:style style:name="items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D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E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F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G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H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items.I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otals" style:family="table">
      <style:table-properties style:width="17.992cm" fo:margin-left="-0.018cm" table:align="left" style:may-break-between-rows="false"/>
    </style:style>
    <style:style style:name="totals.A" style:family="table-column">
      <style:table-column-properties style:column-width="12.012cm"/>
    </style:style>
    <style:style style:name="totals.B" style:family="table-column">
      <style:table-column-properties style:column-width="2.275cm"/>
    </style:style>
    <style:style style:name="totals.C" style:family="table-column">
      <style:table-column-properties style:column-width="3.704cm"/>
    </style:style>
    <style:style style:name="totals.1" style:family="table-row">
      <style:table-row-properties style:min-row-height="0.531cm"/>
    </style:style>
    <style:style style:name="totals.A1" style:family="table-cell">
      <style:table-cell-properties style:vertical-align="middle" fo:padding="0.101cm" fo:border-left="none" fo:border-right="0.05pt solid #21409a" fo:border-top="none" fo:border-bottom="none"/>
    </style:style>
    <style:style style:name="totals.B1" style:family="table-cell">
      <style:table-cell-properties style:vertical-align="middle" fo:padding="0.101cm" fo:border-left="none" fo:border-right="none" fo:border-top="0.05pt solid #21409a" fo:border-bottom="none"/>
    </style:style>
    <style:style style:name="totals.C1" style:family="table-cell">
      <style:table-cell-properties style:vertical-align="middle" fo:padding="0.101cm" fo:border-left="none" fo:border-right="0.05pt solid #688ed8" fo:border-top="0.05pt solid #21409a" fo:border-bottom="none"/>
    </style:style>
    <style:style style:name="totals.B2" style:family="table-cell">
      <style:table-cell-properties style:vertical-align="middle" fo:padding="0.101cm" fo:border="none"/>
    </style:style>
    <style:style style:name="totals.C2" style:family="table-cell">
      <style:table-cell-properties style:vertical-align="middle" fo:padding="0.101cm" fo:border-left="none" fo:border-right="0.05pt solid #688ed8" fo:border-top="none" fo:border-bottom="none"/>
    </style:style>
    <style:style style:name="totals.B3" style:family="table-cell">
      <style:table-cell-properties style:vertical-align="middle" fo:padding="0.101cm" fo:border-left="none" fo:border-right="none" fo:border-top="none" fo:border-bottom="0.05pt solid #21409a"/>
    </style:style>
    <style:style style:name="totals.C3" style:family="table-cell">
      <style:table-cell-properties style:vertical-align="middle" fo:padding="0.101cm" fo:border-left="none" fo:border-right="0.05pt solid #688ed8" fo:border-top="none" fo:border-bottom="0.05pt solid #21409a"/>
    </style:style>
    <style:style style:name="affair-detail-title" style:family="table">
      <style:table-properties style:width="18.002cm" table:align="margins" style:may-break-between-rows="false"/>
    </style:style>
    <style:style style:name="affair-detail-title.A" style:family="table-column">
      <style:table-column-properties style:column-width="18.002cm" style:rel-column-width="65535*"/>
    </style:style>
    <style:style style:name="affair-detail-title.A1" style:family="table-cell">
      <style:table-cell-properties fo:padding="0.097cm" fo:border="0.05pt solid #808080"/>
    </style:style>
    <style:style style:name="details" style:family="table">
      <style:table-properties style:width="18.002cm" table:align="margins" style:may-break-between-rows="false"/>
    </style:style>
    <style:style style:name="details.A" style:family="table-column">
      <style:table-column-properties style:column-width="4.501cm" style:rel-column-width="16384*"/>
    </style:style>
    <style:style style:name="details.D" style:family="table-column">
      <style:table-column-properties style:column-width="4.5cm" style:rel-column-width="16383*"/>
    </style:style>
    <style:style style:name="detai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details.D1" style:family="table-cell">
      <style:table-cell-properties fo:background-color="#eeeeee" fo:padding="0.097cm" fo:border="0.05pt solid #000000">
        <style:background-image/>
      </style:table-cell-properties>
    </style:style>
    <style:style style:name="details.A2" style:family="table-cell">
      <style:table-cell-properties fo:padding="0.097cm" fo:border-left="0.05pt solid #000000" fo:border-right="none" fo:border-top="none" fo:border-bottom="0.05pt solid #000000"/>
    </style:style>
    <style:style style:name="details.B2" style:family="table-cell">
      <style:table-cell-properties fo:padding="0.097cm" fo:border-left="0.05pt solid #000000" fo:border-right="none" fo:border-top="none" fo:border-bottom="0.05pt solid #000000"/>
    </style:style>
    <style:style style:name="details.C2" style:family="table-cell">
      <style:table-cell-properties fo:padding="0.097cm" fo:border-left="0.05pt solid #000000" fo:border-right="none" fo:border-top="none" fo:border-bottom="0.05pt solid #000000"/>
    </style:style>
    <style:style style:name="details.D2" style:family="table-cell">
      <style:table-cell-properties fo:padding="0.097cm" fo:border-left="0.05pt solid #000000" fo:border-right="0.05pt solid #000000" fo:border-top="none" fo:border-bottom="0.05pt solid #000000"/>
    </style:style>
    <style:style style:name="affait-totals" style:family="table">
      <style:table-properties style:width="18.002cm" table:align="margins" style:may-break-between-rows="false"/>
    </style:style>
    <style:style style:name="affait-totals.A" style:family="table-column">
      <style:table-column-properties style:column-width="4.498cm" style:rel-column-width="16374*"/>
    </style:style>
    <style:style style:name="affait-totals.C" style:family="table-column">
      <style:table-column-properties style:column-width="9.006cm" style:rel-column-width="32787*"/>
    </style:style>
    <style:style style:name="affait-totals.A1" style:family="table-cell">
      <style:table-cell-properties fo:padding="0.097cm" fo:border-left="none" fo:border-right="none" fo:border-top="0.05pt solid #000000" fo:border-bottom="none"/>
    </style:style>
    <style:style style:name="affait-totals.B1" style:family="table-cell" style:data-style-name="N10011">
      <style:table-cell-properties fo:padding="0.097cm" fo:border-left="none" fo:border-right="none" fo:border-top="0.05pt solid #000000" fo:border-bottom="none"/>
    </style:style>
    <style:style style:name="affait-totals.C1" style:family="table-cell">
      <style:table-cell-properties fo:padding="0.097cm" fo:border="0.05pt solid #000000"/>
    </style:style>
    <style:style style:name="sales-conditions" style:family="table">
      <style:table-properties style:width="18.002cm" table:align="margins" style:may-break-between-rows="false"/>
    </style:style>
    <style:style style:name="sales-conditions.A" style:family="table-column">
      <style:table-column-properties style:column-width="18.002cm" style:rel-column-width="65535*"/>
    </style:style>
    <style:style style:name="sales-conditions.A1" style:family="table-cell">
      <style:table-cell-properties fo:padding="0.097cm" fo:border="none"/>
    </style:style>
    <style:style style:name="payment-mode-complement" style:family="table">
      <style:table-properties style:width="18.002cm" table:align="margins"/>
    </style:style>
    <style:style style:name="payment-mode-complement.A" style:family="table-column">
      <style:table-column-properties style:column-width="18.002cm" style:rel-column-width="65535*"/>
    </style:style>
    <style:style style:name="payment-mode-complement.A1" style:family="table-cell">
      <style:table-cell-properties fo:padding="0.097cm" fo:border="none"/>
    </style:style>
    <style:style style:name="parcel-title" style:family="table">
      <style:table-properties style:width="18.002cm" fo:break-before="page" table:align="margins"/>
    </style:style>
    <style:style style:name="parcel-title.A" style:family="table-column">
      <style:table-column-properties style:column-width="18.002cm" style:rel-column-width="65535*"/>
    </style:style>
    <style:style style:name="parcel-title.A1" style:family="table-cell">
      <style:table-cell-properties fo:padding="0.097cm" fo:border-left="none" fo:border-right="none" fo:border-top="none" fo:border-bottom="1pt solid #21409a"/>
    </style:style>
    <style:style style:name="parcels" style:family="table">
      <style:table-properties style:width="18.002cm" table:align="margins" style:may-break-between-rows="false"/>
    </style:style>
    <style:style style:name="parcels.A" style:family="table-column">
      <style:table-column-properties style:column-width="3.6cm" style:rel-column-width="13107*"/>
    </style:style>
    <style:style style:name="parcels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rcels.E1" style:family="table-cell">
      <style:table-cell-properties fo:background-color="#eeeeee" fo:padding="0.097cm" fo:border="0.05pt solid #000000">
        <style:background-image/>
      </style:table-cell-properties>
    </style:style>
    <style:style style:name="parcels.A2" style:family="table-cell">
      <style:table-cell-properties fo:padding="0.097cm" fo:border-left="0.05pt solid #000000" fo:border-right="none" fo:border-top="none" fo:border-bottom="0.05pt solid #000000"/>
    </style:style>
    <style:style style:name="parcels.B2" style:family="table-cell">
      <style:table-cell-properties fo:padding="0.097cm" fo:border-left="0.05pt solid #000000" fo:border-right="none" fo:border-top="none" fo:border-bottom="0.05pt solid #000000"/>
    </style:style>
    <style:style style:name="parcels.C2" style:family="table-cell">
      <style:table-cell-properties fo:padding="0.097cm" fo:border-left="0.05pt solid #000000" fo:border-right="none" fo:border-top="none" fo:border-bottom="0.05pt solid #000000"/>
    </style:style>
    <style:style style:name="parcels.D2" style:family="table-cell">
      <style:table-cell-properties fo:padding="0.097cm" fo:border-left="0.05pt solid #000000" fo:border-right="none" fo:border-top="none" fo:border-bottom="0.05pt solid #000000"/>
    </style:style>
    <style:style style:name="parcels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17dae36"/>
    </style:style>
    <style:style style:name="P2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000000" style:font-name="Lato" fo:font-size="9pt" fo:font-style="italic" officeooo:rsid="01b4e51f" officeooo:paragraph-rsid="01f1dbcf" style:font-size-asian="7.84999990463257pt" style:font-style-asian="italic" style:font-size-complex="9pt" style:font-style-complex="italic"/>
    </style:style>
    <style:style style:name="P12" style:family="paragraph" style:parent-style-name="Standard">
      <style:paragraph-properties fo:text-align="start" style:justify-single-word="false"/>
      <style:text-properties fo:color="#000000" style:font-name="Lato" fo:font-size="10pt" fo:font-weight="bold" officeooo:rsid="01bdeb22" officeooo:paragraph-rsid="01bdeb22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Lato" fo:font-size="10pt" fo:font-weight="normal" officeooo:rsid="01407f17" officeooo:paragraph-rsid="01407f17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ato" fo:font-size="10pt" fo:font-weight="normal" officeooo:rsid="0150e48b" officeooo:paragraph-rsid="0150e48b" style:font-size-asian="8.75pt" style:font-weight-asian="normal" style:font-size-complex="10pt" style:font-weight-complex="normal"/>
    </style:style>
    <style:style style:name="P15" style:family="paragraph" style:parent-style-name="Standard">
      <style:text-properties fo:color="#000000" style:font-name="Lato" fo:font-size="10pt" fo:font-weight="normal" officeooo:rsid="01fd9d86" officeooo:paragraph-rsid="01fd9d86" style:font-size-asian="8.75pt" style:font-weight-asian="normal" style:font-size-complex="10pt" style:font-weight-complex="normal"/>
    </style:style>
    <style:style style:name="P16" style:family="paragraph" style:parent-style-name="Standard">
      <style:text-properties fo:color="#000000" style:font-name="Lato" fo:font-size="8pt" fo:font-weight="normal" officeooo:rsid="00bcc573" officeooo:paragraph-rsid="01407edb" style:font-size-asian="7pt" style:font-weight-asian="normal" style:font-size-complex="8pt" style:font-weight-complex="normal"/>
    </style:style>
    <style:style style:name="P17" style:family="paragraph" style:parent-style-name="Standard">
      <style:text-properties fo:color="#000000" style:font-name="Lato" fo:font-size="8pt" fo:font-weight="normal" officeooo:rsid="01fd9d86" officeooo:paragraph-rsid="01fd9d86" style:font-size-asian="7pt" style:font-weight-asian="normal" style:font-size-complex="8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P19" style:family="paragraph" style:parent-style-name="Standard">
      <style:paragraph-properties fo:text-align="start" style:justify-single-word="false"/>
      <style:text-properties fo:color="#21409a" style:font-name="Lato" fo:font-size="13pt" fo:font-weight="bold" officeooo:rsid="00930d52" officeooo:paragraph-rsid="01407edb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end" style:justify-single-word="false"/>
      <style:text-properties officeooo:paragraph-rsid="01454e89"/>
    </style:style>
    <style:style style:name="P21" style:family="paragraph" style:parent-style-name="Standard">
      <style:paragraph-properties fo:text-align="end" style:justify-single-word="false"/>
      <style:text-properties officeooo:paragraph-rsid="0143c708"/>
    </style:style>
    <style:style style:name="P22" style:family="paragraph" style:parent-style-name="Standard">
      <style:paragraph-properties fo:text-align="start" style:justify-single-word="false"/>
      <style:text-properties fo:color="#808080" officeooo:paragraph-rsid="01454e89"/>
    </style:style>
    <style:style style:name="P23" style:family="paragraph" style:parent-style-name="Standard">
      <style:paragraph-properties fo:text-align="start" style:justify-single-word="false"/>
      <style:text-properties officeooo:paragraph-rsid="01454e89"/>
    </style:style>
    <style:style style:name="P24" style:family="paragraph" style:parent-style-name="Standard">
      <style:paragraph-properties fo:text-align="start" style:justify-single-word="false"/>
      <style:text-properties officeooo:paragraph-rsid="01f34da9"/>
    </style:style>
    <style:style style:name="P25" style:family="paragraph" style:parent-style-name="Standard">
      <style:text-properties officeooo:paragraph-rsid="01d181b5"/>
    </style:style>
    <style:style style:name="P26" style:family="paragraph" style:parent-style-name="Standard">
      <style:text-properties officeooo:paragraph-rsid="01d305a3"/>
    </style:style>
    <style:style style:name="P27" style:family="paragraph" style:parent-style-name="Standard">
      <style:text-properties officeooo:paragraph-rsid="01d4e4e5"/>
    </style:style>
    <style:style style:name="P28" style:family="paragraph" style:parent-style-name="Standard">
      <style:paragraph-properties fo:text-align="end" style:justify-single-word="false"/>
      <style:text-properties officeooo:rsid="009f598c" officeooo:paragraph-rsid="002863be"/>
    </style:style>
    <style:style style:name="P29" style:family="paragraph" style:parent-style-name="Standard">
      <style:text-properties officeooo:paragraph-rsid="01da113a"/>
    </style:style>
    <style:style style:name="P30" style:family="paragraph" style:parent-style-name="Standard">
      <style:text-properties officeooo:rsid="01f2be22" officeooo:paragraph-rsid="01f2be22"/>
    </style:style>
    <style:style style:name="P31" style:family="paragraph" style:parent-style-name="Standard">
      <style:text-properties officeooo:paragraph-rsid="01f2be22"/>
    </style:style>
    <style:style style:name="P32" style:family="paragraph" style:parent-style-name="Standard">
      <style:text-properties fo:font-size="8pt" officeooo:paragraph-rsid="01f1dbcf" style:font-size-asian="7pt" style:font-size-complex="8pt"/>
    </style:style>
    <style:style style:name="P33" style:family="paragraph" style:parent-style-name="Standard">
      <style:text-properties fo:font-size="8pt" officeooo:paragraph-rsid="018e6885" style:font-size-asian="7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P37" style:family="paragraph" style:parent-style-name="Table_20_Contents">
      <style:text-properties style:font-name="Lato" fo:font-size="10pt" fo:font-weight="normal" officeooo:rsid="010768b1" officeooo:paragraph-rsid="014cda28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ato" fo:font-size="10pt" fo:font-weight="normal" officeooo:rsid="00dad721" officeooo:paragraph-rsid="0160c8a8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ato" fo:font-size="10pt" fo:font-weight="bold" officeooo:rsid="01afe68c" officeooo:paragraph-rsid="01d4e4e5" style:font-size-asian="8.75pt" style:font-weight-asian="bold" style:font-size-complex="1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258c45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Lato" fo:font-size="9pt" officeooo:rsid="00258c45" officeooo:paragraph-rsid="00365cf9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Lato" fo:font-size="9pt" officeooo:rsid="0099d84f" officeooo:paragraph-rsid="0099d84f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Lato" fo:font-size="9pt" officeooo:rsid="0097132b" officeooo:paragraph-rsid="0097132b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Lato" fo:font-size="9pt" officeooo:rsid="009eaa00" officeooo:paragraph-rsid="009eaa00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Lato" fo:font-size="9pt" officeooo:rsid="009b575f" officeooo:paragraph-rsid="009b575f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Lato" fo:font-size="9pt" officeooo:rsid="00efb57a" officeooo:paragraph-rsid="00efb57a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Lato" fo:font-size="9pt" officeooo:rsid="00f089b6" officeooo:paragraph-rsid="00f089b6" style:font-size-asian="9pt" style:font-size-complex="9pt"/>
    </style:style>
    <style:style style:name="P48" style:family="paragraph" style:parent-style-name="Table_20_Contents">
      <style:paragraph-properties fo:text-align="center" style:justify-single-word="false"/>
      <style:text-properties style:font-name="Lato" fo:font-size="9pt" officeooo:rsid="019d1de3" officeooo:paragraph-rsid="01d4e4e5" style:font-size-asian="9pt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Lato" fo:font-size="9pt" officeooo:paragraph-rsid="01d4e4e5" style:font-size-asian="9pt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Lato" fo:font-size="9pt" officeooo:rsid="01a4f4c3" officeooo:paragraph-rsid="01d4e4e5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Lato" fo:font-size="9pt" officeooo:rsid="01a8c2c3" officeooo:paragraph-rsid="01d4e4e5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style:font-name="Lato" fo:font-size="9pt" officeooo:rsid="01274deb" officeooo:paragraph-rsid="01274deb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Lato" fo:font-size="9pt" officeooo:rsid="012938c8" officeooo:paragraph-rsid="012938c8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style:font-name="Lato" fo:font-size="9pt" officeooo:rsid="012acefc" officeooo:paragraph-rsid="012acefc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style:font-name="Lato" fo:font-size="9pt" officeooo:rsid="012c997c" officeooo:paragraph-rsid="012c997c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style:font-name="Lato" fo:font-size="9pt" officeooo:rsid="012dcde5" officeooo:paragraph-rsid="012dcde5" style:font-size-asian="9pt" style:font-size-complex="9pt"/>
    </style:style>
    <style:style style:name="P57" style:family="paragraph" style:parent-style-name="Table_20_Contents">
      <style:paragraph-properties fo:text-align="center" style:justify-single-word="false"/>
      <style:text-properties style:font-name="Lato" fo:font-size="9pt" fo:font-style="italic" officeooo:rsid="01eb23ac" officeooo:paragraph-rsid="01f1dbcf" style:font-size-asian="9pt" style:font-style-asian="italic" style:font-size-complex="9pt" style:font-style-complex="italic"/>
    </style:style>
    <style:style style:name="P58" style:family="paragraph" style:parent-style-name="Table_20_Contents">
      <style:paragraph-properties fo:text-align="start" style:justify-single-word="false"/>
      <style:text-properties style:font-name="Lato" fo:font-size="9pt" fo:font-weight="normal" officeooo:rsid="017ee3e8" officeooo:paragraph-rsid="014cda28" style:font-size-asian="9pt" style:font-weight-asian="normal" style:font-size-complex="9pt" style:font-weight-complex="normal"/>
    </style:style>
    <style:style style:name="P59" style:family="paragraph" style:parent-style-name="Table_20_Contents">
      <style:text-properties style:font-name="Lato" fo:font-size="9pt" fo:font-weight="normal" officeooo:rsid="010768b1" officeooo:paragraph-rsid="014cda28" style:font-size-asian="9pt" style:font-weight-asian="normal" style:font-size-complex="9pt" style:font-weight-complex="normal"/>
    </style:style>
    <style:style style:name="P60" style:family="paragraph" style:parent-style-name="Table_20_Contents">
      <style:text-properties style:font-name="Lato" fo:font-size="9pt" fo:font-weight="normal" officeooo:rsid="017862dc" officeooo:paragraph-rsid="014cda28" style:font-size-asian="9pt" style:font-weight-asian="normal" style:font-size-complex="9pt" style:font-weight-complex="normal"/>
    </style:style>
    <style:style style:name="P61" style:family="paragraph" style:parent-style-name="Table_20_Contents">
      <style:text-properties style:font-name="Lato" fo:font-size="9pt" fo:font-weight="normal" officeooo:rsid="01604cda" officeooo:paragraph-rsid="01604cda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style:font-name="Lato" fo:font-size="11pt" fo:font-weight="bold" officeooo:rsid="01a4f4c3" officeooo:paragraph-rsid="01d4e4e5" style:font-size-asian="11pt" style:font-weight-asian="bold" style:font-size-complex="11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Lato" fo:font-weight="bold" officeooo:rsid="0155b80c" officeooo:paragraph-rsid="01d5e775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P6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P69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P70" style:family="paragraph" style:parent-style-name="Table_20_Heading">
      <style:paragraph-properties fo:text-align="center" style:justify-single-word="false"/>
      <style:text-properties style:font-name="Lato" fo:font-size="11pt" officeooo:rsid="008f6058" officeooo:paragraph-rsid="008f6058" style:font-size-asian="11pt" style:font-size-complex="11pt"/>
    </style:style>
    <style:style style:name="P71" style:family="paragraph" style:parent-style-name="Table_20_Heading">
      <style:paragraph-properties fo:text-align="center" style:justify-single-word="false"/>
      <style:text-properties style:font-name="Lato" fo:font-size="11pt" officeooo:rsid="00930d52" officeooo:paragraph-rsid="00930d52" style:font-size-asian="11pt" style:font-size-complex="11pt"/>
    </style:style>
    <style:style style:name="P72" style:family="paragraph" style:parent-style-name="Table_20_Heading">
      <style:paragraph-properties fo:text-align="center" style:justify-single-word="false"/>
      <style:text-properties style:font-name="Lato" fo:font-size="11pt" officeooo:rsid="00943efe" officeooo:paragraph-rsid="00943efe" style:font-size-asian="11pt" style:font-size-complex="11pt"/>
    </style:style>
    <style:style style:name="P73" style:family="paragraph" style:parent-style-name="Table_20_Heading">
      <style:paragraph-properties fo:text-align="center" style:justify-single-word="false"/>
      <style:text-properties style:font-name="Lato" fo:font-size="11pt" officeooo:rsid="00f089b6" officeooo:paragraph-rsid="00f089b6" style:font-size-asian="11pt" style:font-size-complex="11pt"/>
    </style:style>
    <style:style style:name="P74" style:family="paragraph" style:parent-style-name="Table_20_Heading">
      <style:text-properties officeooo:rsid="019cbd7b" officeooo:paragraph-rsid="01d4e4e5"/>
    </style:style>
    <style:style style:name="P75" style:family="paragraph" style:parent-style-name="Table_20_Heading">
      <style:text-properties officeooo:rsid="01a86f52" officeooo:paragraph-rsid="01d4e4e5"/>
    </style:style>
    <style:style style:name="P76" style:family="paragraph" style:parent-style-name="Table_20_Heading">
      <style:text-properties officeooo:rsid="01d305a3" officeooo:paragraph-rsid="01d305a3"/>
    </style:style>
    <style:style style:name="P77" style:family="paragraph" style:parent-style-name="Standard" style:master-page-name="">
      <loext:graphic-properties draw:fill="none"/>
      <style:paragraph-properties fo:margin-left="8.4cm" fo:margin-right="0cm" fo:text-align="center" style:justify-single-word="false" fo:text-indent="0cm" style:auto-text-indent="false" style:page-number="auto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8" style:family="paragraph" style:parent-style-name="Standard">
      <loext:graphic-properties draw:fill="none"/>
      <style:paragraph-properties fo:margin-left="8.4cm" fo:margin-right="0cm" fo:text-align="start" style:justify-single-word="false" fo:text-indent="0cm" style:auto-text-indent="false" fo:background-color="transparent"/>
      <style:text-properties style:font-name="Lato" fo:font-size="9pt" fo:font-weight="normal" officeooo:rsid="01f2be22" officeooo:paragraph-rsid="01f2be22" style:font-size-asian="9pt" style:font-weight-asian="normal" style:font-size-complex="9pt" style:font-weight-complex="normal"/>
    </style:style>
    <style:style style:name="P79" style:family="paragraph" style:parent-style-name="Standard" style:master-page-name="">
      <loext:graphic-properties draw:fill="none"/>
      <style:paragraph-properties fo:margin-left="9.901cm" fo:margin-right="0cm" fo:text-align="start" style:justify-single-word="false" fo:text-indent="0cm" style:auto-text-indent="false" style:page-number="auto" fo:background-color="transparent"/>
      <style:text-properties style:font-name="Lato" fo:font-size="9pt" fo:font-weight="normal" officeooo:rsid="01f73ea1" officeooo:paragraph-rsid="01f73ea1" style:font-size-asian="9pt" style:font-weight-asian="normal" style:font-size-complex="9pt" style:font-weight-complex="normal"/>
    </style:style>
    <style:style style:name="P80" style:family="paragraph" style:parent-style-name="Table_20_Contents">
      <loext:graphic-properties draw:fill="none"/>
      <style:paragraph-properties fo:margin-left="1.499cm" fo:margin-right="0cm" fo:text-align="start" style:justify-single-word="false" fo:text-indent="0cm" style:auto-text-indent="false" fo:background-color="transparent" text:number-lines="false" text:line-number="0"/>
      <style:text-properties style:font-name="Lato" fo:font-size="9pt" fo:font-weight="normal" officeooo:rsid="01f53c17" officeooo:paragraph-rsid="01f53c17" style:font-size-asian="9pt" style:font-weight-asian="normal" style:font-size-complex="9pt" style:font-weight-complex="normal"/>
    </style:style>
    <style:style style:name="P81" style:family="paragraph">
      <style:paragraph-properties fo:text-align="center"/>
    </style:style>
    <style:style style:name="T1" style:family="text">
      <style:text-properties officeooo:rsid="01e1a2b3"/>
    </style:style>
    <style:style style:name="T2" style:family="text">
      <style:text-properties fo:color="#000000" fo:font-style="normal" style:font-style-asian="normal" style:font-style-complex="normal"/>
    </style:style>
    <style:style style:name="T3" style:family="text">
      <style:text-properties fo:color="#000000" fo:font-style="normal" officeooo:rsid="014cfdef" style:font-style-asian="normal" style:font-style-complex="normal"/>
    </style:style>
    <style:style style:name="T4" style:family="text">
      <style:text-properties fo:color="#000000" fo:font-style="normal" officeooo:rsid="014b05c9" style:font-style-asian="normal" style:font-style-complex="normal"/>
    </style:style>
    <style:style style:name="T5" style:family="text">
      <style:text-properties fo:color="#000000" fo:font-style="normal" officeooo:rsid="01ae0a77" style:font-style-asian="normal" style:font-style-complex="normal"/>
    </style:style>
    <style:style style:name="T6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font-name="Lato" fo:font-size="10pt" fo:font-weight="normal" officeooo:rsid="01f34da9" style:font-size-asian="8.75pt" style:font-weight-asian="normal" style:font-size-complex="10pt" style:font-weight-complex="normal"/>
    </style:style>
    <style:style style:name="T8" style:family="text">
      <style:text-properties fo:color="#000000" style:font-name="Lato" fo:font-size="10pt" fo:font-weight="normal" officeooo:rsid="0152e917" style:font-size-asian="8.75pt" style:font-weight-asian="normal" style:font-size-complex="10pt" style:font-weight-complex="normal"/>
    </style:style>
    <style:style style:name="T9" style:family="text">
      <style:text-properties fo:color="#000000" style:font-name="Lato" fo:font-size="10pt" fo:font-weight="normal" officeooo:rsid="01ff6b07" style:font-size-asian="8.75pt" style:font-weight-asian="normal" style:font-size-complex="10pt" style:font-weight-complex="normal"/>
    </style:style>
    <style:style style:name="T10" style:family="text">
      <style:text-properties fo:color="#000000" style:font-name="Lato" fo:font-size="10pt" fo:font-weight="normal" officeooo:rsid="0143c708" style:font-size-asian="8.75pt" style:font-weight-asian="normal" style:font-size-complex="10pt" style:font-weight-complex="normal"/>
    </style:style>
    <style:style style:name="T11" style:family="text">
      <style:text-properties fo:color="#000000" style:font-name="Lato" fo:font-size="10pt" fo:font-weight="normal" officeooo:rsid="01527fba" style:font-size-asian="8.75pt" style:font-weight-asian="normal" style:font-size-complex="10pt" style:font-weight-complex="normal"/>
    </style:style>
    <style:style style:name="T12" style:family="text">
      <style:text-properties fo:color="#000000" style:font-name="Lato1" fo:font-style="normal" style:font-style-asian="normal"/>
    </style:style>
    <style:style style:name="T13" style:family="text">
      <style:text-properties fo:color="#000000" style:font-name="Lato1" fo:font-style="normal" officeooo:rsid="01ae0a77" style:font-style-asian="normal" style:font-style-complex="normal"/>
    </style:style>
    <style:style style:name="T14" style:family="text">
      <style:text-properties fo:color="#000000" style:font-name="Lato1" fo:font-size="11pt" fo:font-style="normal" fo:font-weight="bold" style:font-size-asian="11pt" style:font-style-asian="normal" style:font-weight-asian="bold" style:font-size-complex="11pt" style:font-weight-complex="bold"/>
    </style:style>
    <style:style style:name="T15" style:family="text">
      <style:text-properties fo:color="#000000" style:font-name="Lato1" fo:font-size="11pt" fo:font-style="normal" fo:font-weight="bold" officeooo:rsid="00a848fb" style:font-size-asian="11pt" style:font-style-asian="normal" style:font-weight-asian="bold" style:font-size-complex="11pt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T18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T19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T20" style:family="text">
      <style:text-properties fo:color="#808080" style:font-name="Lato1" fo:font-size="11pt" fo:font-style="normal" style:text-underline-style="none" fo:font-weight="normal" officeooo:rsid="00ae6e67" style:font-size-asian="11pt" style:font-style-asian="normal" style:font-weight-asian="normal" style:font-size-complex="11pt" style:font-weight-complex="normal"/>
    </style:style>
    <style:style style:name="T21" style:family="text">
      <style:text-properties fo:color="#808080" style:font-name="Lato1" fo:font-size="11pt" fo:font-style="normal" fo:font-weight="normal" style:font-size-asian="11pt" style:font-style-asian="normal" style:font-weight-asian="normal" style:font-size-complex="11pt" style:font-weight-complex="normal"/>
    </style:style>
    <style:style style:name="T22" style:family="text">
      <style:text-properties fo:color="#808080" style:font-name="Noto Sans Ogham" fo:font-size="11pt" fo:font-style="italic" fo:font-weight="normal" style:font-size-asian="11pt" style:font-style-asian="italic" style:font-weight-asian="normal"/>
    </style:style>
    <style:style style:name="T23" style:family="text">
      <style:text-properties fo:color="#808080" style:font-name="Noto Sans Ogham" fo:font-size="11pt" fo:font-style="italic" fo:font-weight="normal" officeooo:rsid="00a7df51" style:font-size-asian="11pt" style:font-style-asian="italic" style:font-weight-asian="normal"/>
    </style:style>
    <style:style style:name="T24" style:family="text">
      <style:text-properties fo:color="#808080" style:font-name="Noto Sans Ogham" fo:font-size="11pt" fo:font-style="italic" fo:font-weight="normal" style:font-size-asian="11pt" style:font-style-asian="italic" style:font-weight-asian="normal" style:font-size-complex="11pt"/>
    </style:style>
    <style:style style:name="T25" style:family="text">
      <style:text-properties officeooo:rsid="01e875fb"/>
    </style:style>
    <style:style style:name="T26" style:family="text">
      <style:text-properties officeooo:rsid="0102c83e"/>
    </style:style>
    <style:style style:name="T27" style:family="text">
      <style:text-properties officeooo:rsid="00eb061b"/>
    </style:style>
    <style:style style:name="T28" style:family="text">
      <style:text-properties officeooo:rsid="00943efe"/>
    </style:style>
    <style:style style:name="T29" style:family="text">
      <style:text-properties style:font-name="Noto Sans Ogham" fo:font-size="11pt" fo:font-style="italic" fo:font-weight="normal" style:font-size-asian="11pt" style:font-style-asian="italic" style:font-weight-asian="normal" style:font-size-complex="11pt"/>
    </style:style>
    <style:style style:name="T30" style:family="text">
      <style:text-properties officeooo:rsid="01527fba"/>
    </style:style>
    <style:style style:name="T31" style:family="text">
      <style:text-properties officeooo:rsid="0152e917"/>
    </style:style>
    <style:style style:name="T32" style:family="text">
      <style:text-properties officeooo:rsid="01ac2c3b"/>
    </style:style>
    <style:style style:name="T33" style:family="text">
      <style:text-properties officeooo:rsid="01ae0a77"/>
    </style:style>
    <style:style style:name="T34" style:family="text">
      <style:text-properties officeooo:rsid="01afa457"/>
    </style:style>
    <style:style style:name="T35" style:family="text">
      <style:text-properties officeooo:rsid="01b15def"/>
    </style:style>
    <style:style style:name="T36" style:family="text">
      <style:text-properties officeooo:rsid="0157ccff"/>
    </style:style>
    <style:style style:name="T37" style:family="text">
      <style:text-properties officeooo:rsid="02079fe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.088cm" fo:margin-right="0.111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percentage-style style:name="N10011" number:language="fr" number:country="FR">
      <number:number number:decimal-places="2" loext:min-decimal-places="2" number:min-integer-digits="1"/>
      <number:text> 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8"><draw:frame draw:style-name="fr1" draw:name="company_logo" text:anchor-type="paragraph" svg:width="2.101cm" svg:height="2.101cm" draw:z-index="2"><draw:image xlink:href="Pictures/100000000000000100000001D0C57EE6AB9E0086.png" xlink:type="simple" xlink:show="embed" xlink:actuate="onLoad" loext:mime-type="image/png"/></draw:frame>[COMPANY_ADDRESS]</text:p>
          </table:table-cell>
          <table:table-cell table:style-name="Table1.A1" table:number-rows-spanned="5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62">Adresse de facturation:</text:p>
            <text:p text:style-name="P38"/>
            <text:p text:style-name="P80">[INVOICE_ADDRESS]</text:p>
          </table:table-cell>
        </table:table-row>
        <table:table-row>
          <table:table-cell table:style-name="Table1.A1" office:value-type="string">
            <text:p text:style-name="P59">[COMPANY_PHONE]</text:p>
          </table:table-cell>
          <table:covered-table-cell/>
        </table:table-row>
        <table:table-row>
          <table:table-cell table:style-name="Table1.A1" office:value-type="string">
            <text:p text:style-name="P60">[COMPANY_EMAIL]</text:p>
          </table:table-cell>
          <table:covered-table-cell/>
        </table:table-row>
        <table:table-row>
          <table:table-cell table:style-name="Table1.A1" office:value-type="string">
            <text:p text:style-name="P61">[COMPANY_WEBSITE]</text:p>
          </table:table-cell>
          <table:covered-table-cell/>
        </table:table-row>
        <table:table-row>
          <table:table-cell table:style-name="Table1.A1" office:value-type="string">
            <text:p text:style-name="P37"/>
          </table:table-cell>
          <table:covered-table-cell/>
        </table:table-row>
      </table:table>
      <text:p text:style-name="P30"/>
      <text:section text:style-name="Sect1" text:name="Section-delivery-address">
        <text:p text:style-name="P77">Adresse de livraison:</text:p>
        <text:p text:style-name="P78"/>
        <text:p text:style-name="P79">[DELIVERY_ADDRESS]</text:p>
      </text:section>
      <text:p text:style-name="P31"/>
      <table:table table:name="title" table:style-name="title">
        <table:table-column table:style-name="title.A"/>
        <table:table-column table:style-name="title.B"/>
        <table:table-row>
          <table:table-cell table:style-name="title.A1" office:value-type="string">
            <text:p text:style-name="P19"><text:span text:style-name="T26">[TITLE] - </text:span><text:s/><text:span text:style-name="T27">[NUMBER]</text:span></text:p>
          </table:table-cell>
          <table:table-cell table:style-name="title.B1" office:value-type="string">
            <text:p text:style-name="P13"><text:span text:style-name="T30">Date de facturation : </text:span>[INVOICED_AT]</text:p>
          </table:table-cell>
        </table:table-row>
        <table:table-row>
          <table:table-cell table:style-name="title.A2" office:value-type="string">
            <text:p text:style-name="P14"><text:span text:style-name="T31">Responsable : </text:span>[RESPONSIBLE]</text:p>
          </table:table-cell>
          <table:table-cell table:style-name="title.B2" office:value-type="string">
            <text:p text:style-name="P21"><text:span text:style-name="T11">D</text:span><text:span text:style-name="T9">ate limite de paiement : </text:span><text:span text:style-name="T10">[EXPIRED_AT]</text:span></text:p>
          </table:table-cell>
        </table:table-row>
        <table:table-row>
          <table:table-cell table:style-name="title.A3" table:number-columns-spanned="2" office:value-type="string">
            <text:p text:style-name="P24"><text:span text:style-name="T7">Numéro du bon de commande</text:span><text:span text:style-name="T8"> : </text:span><text:span text:style-name="T7">[CLIENT_REFERENCE]</text:span></text:p>
          </table:table-cell>
          <table:covered-table-cell/>
        </table:table-row>
      </table:table>
      <text:p text:style-name="P16"/>
      <text:section text:style-name="Sect2" text:name="Section-description">
        <text:p text:style-name="P15">[DESCRIPTION]</text:p>
        <text:p text:style-name="P17"/>
      </text:section>
      <text:p text:style-name="P16"/>
      <table:table table:name="items" table:style-name="items">
        <table:table-column table:style-name="items.A"/>
        <table:table-column table:style-name="items.B"/>
        <table:table-column table:style-name="items.C"/>
        <table:table-column table:style-name="items.D"/>
        <table:table-column table:style-name="items.E"/>
        <table:table-column table:style-name="items.F"/>
        <table:table-column table:style-name="items.G"/>
        <table:table-column table:style-name="items.H"/>
        <table:table-column table:style-name="items.I"/>
        <table:table-header-rows>
          <table:table-row table:style-name="items.1">
            <table:table-cell table:style-name="items.A1" office:value-type="string">
              <text:p text:style-name="P71">Code</text:p>
            </table:table-cell>
            <table:table-cell table:style-name="items.A1" office:value-type="string">
              <text:p text:style-name="Table_20_Heading">Désignation</text:p>
            </table:table-cell>
            <table:table-cell table:style-name="items.A1" office:value-type="string">
              <text:p text:style-name="P70">Qté</text:p>
            </table:table-cell>
            <table:table-cell table:style-name="items.A1" office:value-type="string">
              <text:p text:style-name="P72">PU HT</text:p>
            </table:table-cell>
            <table:table-cell table:style-name="items.A1" office:value-type="string">
              <text:p text:style-name="P72">Remise <text:span text:style-name="T37">(%)</text:span></text:p>
            </table:table-cell>
            <table:table-cell table:style-name="items.A1" office:value-type="string">
              <text:p text:style-name="P72">Montant</text:p>
              <text:p text:style-name="P72">HT</text:p>
            </table:table-cell>
            <table:table-cell table:style-name="items.A1" office:value-type="string">
              <text:p text:style-name="P70"><text:span text:style-name="T28">Montant</text:span> <text:span text:style-name="T28">TVA</text:span></text:p>
            </table:table-cell>
            <table:table-cell table:style-name="items.A1" office:value-type="string">
              <text:p text:style-name="P72">Taux</text:p>
              <text:p text:style-name="P72">TVA</text:p>
            </table:table-cell>
            <table:table-cell table:style-name="items.I1" office:value-type="string">
              <text:p text:style-name="P73">Montant</text:p>
              <text:p text:style-name="P73">TTC</text:p>
            </table:table-cell>
          </table:table-row>
        </table:table-header-rows>
        <table:table-row table:style-name="items.1">
          <table:table-cell table:style-name="items.A2" office:value-type="string">
            <text:p text:style-name="P43">[CODE]</text:p>
          </table:table-cell>
          <table:table-cell table:style-name="items.B2" office:value-type="string">
            <text:p text:style-name="P40">[VARIANT]</text:p>
          </table:table-cell>
          <table:table-cell table:style-name="items.C2" office:value-type="string">
            <text:p text:style-name="P40">[QUANTITY]</text:p>
          </table:table-cell>
          <table:table-cell table:style-name="items.D2" office:value-type="string">
            <text:p text:style-name="P42">[UNIT_PRETAX_AMOUNT]</text:p>
          </table:table-cell>
          <table:table-cell table:style-name="items.E2" office:value-type="string">
            <text:p text:style-name="P44">[DISCOUNT]</text:p>
          </table:table-cell>
          <table:table-cell table:style-name="items.F2" office:value-type="string">
            <text:p text:style-name="P41">[PRETAX_AMOUNT]</text:p>
          </table:table-cell>
          <table:table-cell table:style-name="items.G2" office:value-type="string">
            <text:p text:style-name="P46">[VAT_AMOUNT]</text:p>
          </table:table-cell>
          <table:table-cell table:style-name="items.H2" office:value-type="string">
            <text:p text:style-name="P45">[VAT_RATE]</text:p>
          </table:table-cell>
          <table:table-cell table:style-name="items.I2" office:value-type="string">
            <text:p text:style-name="P47">[AMOUNT]</text:p>
          </table:table-cell>
        </table:table-row>
      </table:table>
      <text:p text:style-name="P28"/>
      <table:table table:name="totals" table:style-name="totals">
        <table:table-column table:style-name="totals.A"/>
        <table:table-column table:style-name="totals.B"/>
        <table:table-column table:style-name="totals.C"/>
        <table:table-row table:style-name="totals.1">
          <table:table-cell table:style-name="totals.A1" table:number-rows-spanned="3" office:value-type="string">
            <text:p text:style-name="P12"/>
          </table:table-cell>
          <table:table-cell table:style-name="totals.B1" office:value-type="string">
            <text:p text:style-name="P22"><text:s/><text:span text:style-name="T29">Total HT</text:span></text:p>
          </table:table-cell>
          <table:table-cell table:style-name="totals.C1" office:value-type="string">
            <text:p text:style-name="P20"><text:s/><text:span text:style-name="T15">[TOTAL_PRETAX] </text:span><text:span text:style-name="T20">€</text:span></text:p>
          </table:table-cell>
        </table:table-row>
        <table:table-row table:style-name="totals.1">
          <table:covered-table-cell/>
          <table:table-cell table:style-name="totals.B2" office:value-type="string">
            <text:p text:style-name="P23"><text:s/><text:span text:style-name="T22">Total TV</text:span><text:span text:style-name="T23">A</text:span></text:p>
          </table:table-cell>
          <table:table-cell table:style-name="totals.C2" office:value-type="string">
            <text:p text:style-name="P20"><text:s/><text:span text:style-name="T14">[TOTAL_VAT] </text:span><text:span text:style-name="T21">€</text:span></text:p>
          </table:table-cell>
        </table:table-row>
        <table:table-row table:style-name="totals.1">
          <table:covered-table-cell/>
          <table:table-cell table:style-name="totals.B3" office:value-type="string">
            <text:p text:style-name="P23"><text:s/><text:span text:style-name="T24">Total TTC</text:span></text:p>
          </table:table-cell>
          <table:table-cell table:style-name="totals.C3" office:value-type="string">
            <text:p text:style-name="P20"><text:s/><text:span text:style-name="T14">[TOTAL] </text:span><text:span text:style-name="T21">€</text:span></text:p>
          </table:table-cell>
        </table:table-row>
      </table:table>
      <text:p text:style-name="P20"/>
      <text:section text:style-name="Sect2" text:name="Section-details">
        <table:table table:name="affair-detail-title" table:style-name="affair-detail-title">
          <table:table-column table:style-name="affair-detail-title.A"/>
          <table:table-row>
            <table:table-cell table:style-name="affair-detail-title.A1" office:value-type="string">
              <text:p text:style-name="P39">Récapitulatif de l’affaire : [AFFAIR_NUMBER] <text:span text:style-name="T35">au [DATE]</text:span></text:p>
            </table:table-cell>
          </table:table-row>
        </table:table>
        <table:table table:name="details" table:style-name="details">
          <table:table-column table:style-name="details.A" table:number-columns-repeated="3"/>
          <table:table-column table:style-name="details.D"/>
          <table:table-header-rows>
            <table:table-row>
              <table:table-cell table:style-name="details.A1" office:value-type="string">
                <text:p text:style-name="P74">Date</text:p>
              </table:table-cell>
              <table:table-cell table:style-name="details.A1" office:value-type="string">
                <text:p text:style-name="P74">N° <text:span text:style-name="T33">de pièce</text:span></text:p>
              </table:table-cell>
              <table:table-cell table:style-name="details.A1" office:value-type="string">
                <text:p text:style-name="P74">Versements</text:p>
              </table:table-cell>
              <table:table-cell table:style-name="details.D1" office:value-type="string">
                <text:p text:style-name="P75"><text:span text:style-name="T32">V</text:span>ente(s) liée(s)</text:p>
              </table:table-cell>
            </table:table-row>
          </table:table-header-rows>
          <table:table-row>
            <table:table-cell table:style-name="details.A2" office:value-type="string">
              <text:p text:style-name="P48">[PAYMENT_DATE]</text:p>
            </table:table-cell>
            <table:table-cell table:style-name="details.B2" office:value-type="string">
              <text:p text:style-name="P48">[PAYMENT_NUMBER]</text:p>
            </table:table-cell>
            <table:table-cell table:style-name="details.C2" office:value-type="string">
              <text:p text:style-name="P48">[PAYMENT_AMOUNT]</text:p>
            </table:table-cell>
            <table:table-cell table:style-name="details.D2" office:value-type="string">
              <text:p text:style-name="P51">[SALE_AFFAIR]</text:p>
            </table:table-cell>
          </table:table-row>
        </table:table>
        <table:table table:name="affait-totals" table:style-name="affait-totals">
          <table:table-column table:style-name="affait-totals.A" table:number-columns-repeated="2"/>
          <table:table-column table:style-name="affait-totals.C"/>
          <table:table-row>
            <table:table-cell table:style-name="affait-totals.A1" office:value-type="string">
              <text:p text:style-name="P49"/>
            </table:table-cell>
            <table:table-cell table:style-name="affait-totals.B1">
              <text:p text:style-name="P50"/>
            </table:table-cell>
            <table:table-cell table:style-name="affait-totals.C1" office:value-type="string">
              <text:p text:style-name="P63"><text:span text:style-name="T34">Net à [ACTION] : </text:span>[LEFT_TO_PAY] <text:span text:style-name="T12">€</text:span></text:p>
            </table:table-cell>
          </table:table-row>
        </table:table>
        <text:p text:style-name="P27"/>
      </text:section>
      <text:p text:style-name="P33"/>
      <table:table table:name="sales-conditions" table:style-name="sales-conditions">
        <table:table-column table:style-name="sales-conditions.A"/>
        <table:table-row>
          <table:table-cell table:style-name="sales-conditions.A1" office:value-type="string">
            <text:p text:style-name="P11">[SALES_CONDITIONS]</text:p>
          </table:table-cell>
        </table:table-row>
      </table:table>
      <text:p text:style-name="P32"/>
      <table:table table:name="payment-mode-complement" table:style-name="payment-mode-complement">
        <table:table-column table:style-name="payment-mode-complement.A"/>
        <table:table-row>
          <table:table-cell table:style-name="payment-mode-complement.A1" office:value-type="string">
            <text:p text:style-name="P57">[PAYMENT_MODE_COMPLEMENT]</text:p>
          </table:table-cell>
        </table:table-row>
      </table:table>
      <text:section text:style-name="Sect2" text:name="Section-parcels">
        <table:table table:name="parcel-title" table:style-name="parcel-title">
          <table:table-column table:style-name="parcel-title.A"/>
          <table:table-row>
            <table:table-cell table:style-name="parcel-title.A1" office:value-type="string">
              <text:p text:style-name="P64">Col<text:span text:style-name="T36">is</text:span></text:p>
            </table:table-cell>
          </table:table-row>
        </table:table>
        <text:p text:style-name="Text_20_body"/>
        <table:table table:name="parcels" table:style-name="parcels">
          <table:table-column table:style-name="parcels.A" table:number-columns-repeated="5"/>
          <table:table-header-rows>
            <table:table-row>
              <table:table-cell table:style-name="parcels.A1" office:value-type="string">
                <text:p text:style-name="P76">Code</text:p>
              </table:table-cell>
              <table:table-cell table:style-name="parcels.A1" office:value-type="string">
                <text:p text:style-name="P76">Désignation</text:p>
              </table:table-cell>
              <table:table-cell table:style-name="parcels.A1" office:value-type="string">
                <text:p text:style-name="P76">Qté</text:p>
              </table:table-cell>
              <table:table-cell table:style-name="parcels.A1" office:value-type="string">
                <text:p text:style-name="P76">Numéro de colis</text:p>
              </table:table-cell>
              <table:table-cell table:style-name="parcels.E1" office:value-type="string">
                <text:p text:style-name="P76">Planifié le</text:p>
              </table:table-cell>
            </table:table-row>
          </table:table-header-rows>
          <table:table-row>
            <table:table-cell table:style-name="parcels.A2" office:value-type="string">
              <text:p text:style-name="P52">[PARCEL_CODE]</text:p>
            </table:table-cell>
            <table:table-cell table:style-name="parcels.D2" office:value-type="string">
              <text:p text:style-name="P53">[PARCEL_VARIANT]</text:p>
            </table:table-cell>
            <table:table-cell table:style-name="parcels.D2" office:value-type="string">
              <text:p text:style-name="P54">[PARCEL_QUANTITY]</text:p>
            </table:table-cell>
            <table:table-cell table:style-name="parcels.D2" office:value-type="string">
              <text:p text:style-name="P55">[PARCEL_NUMBER]</text:p>
            </table:table-cell>
            <table:table-cell table:style-name="parcels.E2" office:value-type="string">
              <text:p text:style-name="P56">[PLANNED_AT]</text:p>
            </table:table-cell>
          </table:table-row>
        </table:table>
        <text:p text:style-name="P26"/>
      </text:section>
      <text:p text:style-name="P25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" svg:font-family="Lato" style:font-pitch="variable"/>
    <style:font-face style:name="Lato1" svg:font-family="Lato" style:font-family-generic="roman" style:font-pitch="variable"/>
    <style:font-face style:name="Liberation Serif" svg:font-family="'Liberation Serif'" style:font-family-generic="roman" style:font-pitch="variable"/>
    <style:font-face style:name="Noto Sans Ogham" svg:font-family="'Noto Sans Ogham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ato" fo:font-family="Lato" style:font-pitch="variable" fo:font-size="11pt" fo:font-weight="bold" officeooo:rsid="00930d52" style:font-size-asian="11pt" style:font-weight-asian="bold" style:font-size-complex="11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footer" style:family="table">
      <style:table-properties style:width="18.002cm" table:align="margins"/>
    </style:style>
    <style:style style:name="footer.A" style:family="table-column">
      <style:table-column-properties style:column-width="3.41cm" style:rel-column-width="12412*"/>
    </style:style>
    <style:style style:name="footer.B" style:family="table-column">
      <style:table-column-properties style:column-width="1.09cm" style:rel-column-width="3968*"/>
    </style:style>
    <style:style style:name="footer.C" style:family="table-column">
      <style:table-column-properties style:column-width="4.5cm" style:rel-column-width="16380*"/>
    </style:style>
    <style:style style:name="footer.D" style:family="table-column">
      <style:table-column-properties style:column-width="4.494cm" style:rel-column-width="16361*"/>
    </style:style>
    <style:style style:name="footer.E" style:family="table-column">
      <style:table-column-properties style:column-width="3.995cm" style:rel-column-width="14544*"/>
    </style:style>
    <style:style style:name="footer.F" style:family="table-column">
      <style:table-column-properties style:column-width="0.513cm" style:rel-column-width="1870*"/>
    </style:style>
    <style:style style:name="footer.A1" style:family="table-cell">
      <style:table-cell-properties style:vertical-align="middle" fo:padding="0.097cm" fo:border-left="none" fo:border-right="none" fo:border-top="1pt solid #21409a" fo:border-bottom="none"/>
    </style:style>
    <style:style style:name="footer.A2" style:family="table-cell">
      <style:table-cell-properties style:vertical-align="middle" fo:padding="0.097cm" fo:border-left="none" fo:border-right="none" fo:border-top="none" fo:border-bottom="0.05pt solid #000000"/>
    </style:style>
    <style:style style:name="footer.A3" style:family="table-cell">
      <style:table-cell-properties style:vertical-align="middle" fo:padding="0.097cm" fo:border="none"/>
    </style:style>
    <style:style style:name="MP1" style:family="paragraph" style:parent-style-name="Standard">
      <style:text-properties officeooo:paragraph-rsid="017dae36"/>
    </style:style>
    <style:style style:name="MP2" style:family="paragraph" style:parent-style-name="Table_20_Contents">
      <style:paragraph-properties fo:text-align="start" style:justify-single-word="false"/>
      <style:text-properties style:font-name="Lato" fo:font-size="8pt" officeooo:rsid="01315fd2" officeooo:paragraph-rsid="01315fd2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4" style:family="paragraph" style:parent-style-name="Table_20_Contents">
      <style:paragraph-properties fo:text-align="end" style:justify-single-word="false"/>
      <style:text-properties style:font-name="Lato" fo:font-size="8pt" officeooo:rsid="00c639d3" officeooo:paragraph-rsid="00c639d3" style:font-size-asian="8pt" style:font-size-complex="8pt"/>
    </style:style>
    <style:style style:name="MP5" style:family="paragraph" style:parent-style-name="Standard">
      <style:paragraph-properties fo:text-align="center" style:justify-single-word="false"/>
      <style:text-properties fo:color="#000000" style:font-name="Lato" fo:font-size="9pt" fo:font-weight="bold" officeooo:rsid="01c89d5e" officeooo:paragraph-rsid="01c89d5e" style:font-size-asian="9pt" style:font-weight-asian="bold" style:font-size-complex="9pt" style:font-weight-complex="bold"/>
    </style:style>
    <style:style style:name="MP6" style:family="paragraph" style:parent-style-name="Standard">
      <style:paragraph-properties fo:text-align="center" style:justify-single-word="false"/>
      <style:text-properties fo:color="#000000" style:font-name="Lato" fo:font-size="9pt" fo:font-weight="normal" officeooo:rsid="01bfe049" officeooo:paragraph-rsid="01bdeb22" style:font-size-asian="9pt" style:font-weight-asian="normal" style:font-size-complex="9pt" style:font-weight-complex="normal"/>
    </style:style>
    <style:style style:name="MP7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bdeb22" officeooo:paragraph-rsid="01ca1c90" style:font-size-asian="9pt" style:font-weight-asian="bold" style:font-size-complex="9pt" style:font-weight-complex="bold"/>
    </style:style>
    <style:style style:name="MP8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bfe049" officeooo:paragraph-rsid="01ca1c90" style:font-size-asian="9pt" style:font-weight-asian="normal" style:font-size-complex="9pt" style:font-weight-complex="normal"/>
    </style:style>
    <style:style style:name="MP9" style:family="paragraph" style:parent-style-name="Standard">
      <style:paragraph-properties fo:text-align="start" style:justify-single-word="false"/>
      <style:text-properties fo:color="#000000" style:font-name="Lato" fo:font-size="9pt" fo:font-weight="bold" officeooo:rsid="01dfc005" officeooo:paragraph-rsid="01dfc005" style:font-size-asian="9pt" style:font-weight-asian="bold" style:font-size-complex="9pt" style:font-weight-complex="bold"/>
    </style:style>
    <style:style style:name="MP10" style:family="paragraph" style:parent-style-name="Standard">
      <style:paragraph-properties fo:text-align="start" style:justify-single-word="false"/>
      <style:text-properties fo:color="#000000" style:font-name="Lato" fo:font-size="9pt" fo:font-weight="normal" officeooo:rsid="01dfc005" officeooo:paragraph-rsid="01dfc005" style:font-size-asian="9pt" style:font-weight-asian="normal" style:font-size-complex="9pt" style:font-weight-complex="normal"/>
    </style:style>
    <style:style style:name="MP11" style:family="paragraph" style:parent-style-name="Standard">
      <style:paragraph-properties fo:text-align="center" style:justify-single-word="false"/>
      <style:text-properties fo:color="#000000" style:font-name="Lato" fo:font-size="9pt" fo:font-weight="bold" officeooo:paragraph-rsid="01bdeb22" style:font-size-asian="9pt" style:font-weight-asian="bold" style:font-size-complex="9pt" style:font-weight-complex="bold"/>
    </style:style>
    <style:style style:name="MP12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bold" officeooo:rsid="01bdeb22" officeooo:paragraph-rsid="01ca1c90" style:font-size-asian="9pt" style:font-style-asian="normal" style:font-weight-asian="bold" style:font-size-complex="9pt" style:font-style-complex="normal" style:font-weight-complex="bold"/>
    </style:style>
    <style:style style:name="MP13" style:family="paragraph" style:parent-style-name="Standard">
      <style:paragraph-properties fo:text-align="start" style:justify-single-word="false"/>
      <style:text-properties fo:color="#000000" style:font-name="Lato" fo:font-size="9pt" fo:font-style="normal" fo:font-weight="normal" officeooo:rsid="01bfe049" officeooo:paragraph-rsid="01ca1c90" style:font-size-asian="9pt" style:font-style-asian="normal" style:font-weight-asian="normal" style:font-size-complex="9pt" style:font-style-complex="normal" style:font-weight-complex="normal"/>
    </style:style>
    <style:style style:name="MP14" style:family="paragraph" style:parent-style-name="Table_20_Contents">
      <style:paragraph-properties fo:text-align="center" style:justify-single-word="false"/>
      <style:text-properties fo:color="#808080" style:font-name="Lato" fo:font-size="8pt" fo:font-style="italic" officeooo:rsid="01315fd2" officeooo:paragraph-rsid="01315fd2" style:font-size-asian="8pt" style:font-style-asian="italic" style:font-size-complex="8pt" style:font-style-complex="italic"/>
    </style:style>
    <style:style style:name="MP15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315fd2" style:font-size-asian="8pt" style:font-style-asian="italic" style:font-weight-asian="normal" style:font-size-complex="8pt" style:font-style-complex="italic" style:font-weight-complex="normal"/>
    </style:style>
    <style:style style:name="MP16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497f7b" style:font-size-asian="8pt" style:font-style-asian="italic" style:font-weight-asian="normal" style:font-size-complex="8pt" style:font-style-complex="italic" style:font-weight-complex="normal"/>
    </style:style>
    <style:style style:name="MP17" style:family="paragraph" style:parent-style-name="Table_20_Contents">
      <style:paragraph-properties fo:text-align="center" style:justify-single-word="false"/>
      <style:text-properties fo:color="#808080" style:font-name="Lato" fo:font-size="8pt" fo:font-style="italic" fo:font-weight="normal" officeooo:rsid="01315fd2" officeooo:paragraph-rsid="01cdfd04" style:font-size-asian="8pt" style:font-style-asian="italic" style:font-weight-asian="normal" style:font-size-complex="8pt" style:font-style-complex="italic" style:font-weight-complex="normal"/>
    </style:style>
    <style:style style:name="MP18" style:family="paragraph">
      <style:paragraph-properties fo:text-align="center"/>
    </style:style>
    <style:style style:name="MP19" style:family="paragraph" style:parent-style-name="Table_20_Contents">
      <style:paragraph-properties fo:text-align="center" style:justify-single-word="false"/>
      <style:text-properties officeooo:paragraph-rsid="01497f7b"/>
    </style:style>
    <style:style style:name="MP20" style:family="paragraph" style:parent-style-name="Standard">
      <style:paragraph-properties fo:text-align="center" style:justify-single-word="false"/>
      <style:text-properties style:font-name="Lato" fo:font-size="8pt" officeooo:rsid="00177f64" officeooo:paragraph-rsid="002f5443" style:font-size-asian="8pt" style:font-size-complex="8pt"/>
    </style:style>
    <style:style style:name="MT1" style:family="text">
      <style:text-properties officeooo:rsid="01e1a2b3"/>
    </style:style>
    <style:style style:name="MT2" style:family="text">
      <style:text-properties fo:color="#000000" fo:font-style="normal" officeooo:rsid="014cfdef" style:font-style-asian="normal" style:font-style-complex="normal"/>
    </style:style>
    <style:style style:name="MT3" style:family="text">
      <style:text-properties fo:font-style="normal" style:font-style-asian="normal" style:font-style-complex="normal"/>
    </style:style>
    <style:style style:name="MT4" style:family="text">
      <style:text-properties fo:color="#000000" fo:font-style="normal" officeooo:rsid="014b05c9" style:font-style-asian="normal" style:font-style-complex="normal"/>
    </style:style>
    <style:style style:name="MT5" style:family="text">
      <style:text-properties fo:color="#808080" style:font-name="Lato" fo:font-size="8pt" fo:font-style="italic" fo:font-weight="normal" officeooo:rsid="01315fd2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color="#808080" style:font-name="Lato" fo:font-size="8pt" fo:font-style="italic" fo:font-weight="normal" officeooo:rsid="020192b8" style:font-size-asian="8pt" style:font-style-asian="italic" style:font-weight-asian="normal" style:font-size-complex="8pt" style:font-style-complex="italic" style:font-weight-complex="normal"/>
    </style:style>
    <style:style style:name="MT7" style:family="text">
      <style:text-properties fo:color="#808080" style:font-name="Lato" fo:font-size="8pt" fo:font-style="italic" fo:font-weight="normal" officeooo:rsid="02045208" style:font-size-asian="8pt" style:font-style-asian="italic" style:font-weight-asian="normal" style:font-size-complex="8pt" style:font-style-complex="italic" style:font-weight-complex="normal"/>
    </style:style>
    <style:style style:name="MT8" style:family="text">
      <style:text-properties fo:color="#000000" style:font-name="Lato" fo:font-size="8pt" fo:font-style="normal" fo:font-weight="normal" officeooo:rsid="0148899f" style:font-size-asian="8pt" style:font-style-asian="normal" style:font-weight-asian="normal" style:font-size-complex="8pt" style:font-style-complex="normal" style:font-weight-complex="normal"/>
    </style:style>
    <style:style style:name="MT9" style:family="text">
      <style:text-properties officeooo:rsid="01e875fb"/>
    </style:style>
    <style:style style:name="MT10" style:family="text">
      <style:text-properties fo:color="#000000" fo:font-style="normal" style:font-style-asian="normal" style:font-style-complex="normal"/>
    </style:style>
    <style:style style:name="MT11" style:family="text">
      <style:text-properties fo:color="#000000" fo:font-style="normal" officeooo:rsid="01ae0a77" style:font-style-asian="normal" style:font-style-complex="normal"/>
    </style:style>
    <style:style style:name="MT12" style:family="text">
      <style:text-properties fo:color="#000000" style:font-name="Lato1" fo:font-style="normal" officeooo:rsid="01ae0a77" style:font-style-asian="normal" style:font-style-complex="normal"/>
    </style:style>
    <style:style style:name="Mgr1" style:family="graphic">
      <style:graphic-properties draw:stroke="dash" draw:stroke-dash="Fine_20_Dashed"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able:table table:name="footer" table:style-name="footer">
          <table:table-column table:style-name="footer.A"/>
          <table:table-column table:style-name="footer.B"/>
          <table:table-column table:style-name="footer.C"/>
          <table:table-column table:style-name="footer.D"/>
          <table:table-column table:style-name="footer.E"/>
          <table:table-column table:style-name="footer.F"/>
          <table:table-row>
            <table:table-cell table:style-name="footer.A1" office:value-type="string">
              <text:p text:style-name="MP2">[DATE]</text:p>
            </table:table-cell>
            <table:table-cell table:style-name="footer.A1" table:number-columns-spanned="4" office:value-type="string">
              <text:p text:style-name="MP3">[FOOTER]</text:p>
            </table:table-cell>
            <table:covered-table-cell/>
            <table:covered-table-cell/>
            <table:covered-table-cell/>
            <table:table-cell table:style-name="footer.A1" office:value-type="string">
              <text:p text:style-name="MP4"><text:page-number text:select-page="current">2</text:page-number></text:p>
            </table:table-cell>
          </table:table-row>
          <table:table-row>
            <table:table-cell table:style-name="footer.A2" table:number-columns-spanned="6" office:value-type="string">
              <text:p text:style-name="MP5">Coordonnées bancair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7">Titulaire du compte : </text:p>
            </table:table-cell>
            <table:table-cell table:style-name="footer.A3" table:number-columns-spanned="3" office:value-type="string">
              <text:p text:style-name="MP8">[ACCOUNT_HOLDER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6"/>
            </table:table-cell>
            <table:covered-table-cell/>
            <table:table-cell table:style-name="footer.A3" office:value-type="string">
              <text:p text:style-name="MP9">Banque :</text:p>
            </table:table-cell>
            <table:table-cell table:style-name="footer.A3" table:number-columns-spanned="3" office:value-type="string">
              <text:p text:style-name="MP10">[BANK_NAM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BIC/SWIF<text:span text:style-name="MT1">T</text:span> :</text:p>
            </table:table-cell>
            <table:table-cell table:style-name="footer.A3" table:number-columns-spanned="3" office:value-type="string">
              <text:p text:style-name="MP13">[BANK_IDENTIFIER_CODE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1"/>
            </table:table-cell>
            <table:covered-table-cell/>
            <table:table-cell table:style-name="footer.A3" office:value-type="string">
              <text:p text:style-name="MP12">IBAN :</text:p>
            </table:table-cell>
            <table:table-cell table:style-name="footer.A3" table:number-columns-spanned="3" office:value-type="string">
              <text:p text:style-name="MP13">[IBAN]</text:p>
            </table:table-cell>
            <table:covered-table-cell/>
            <table:covered-table-cell/>
          </table:table-row>
          <table:table-row>
            <table:table-cell table:style-name="footer.A3" table:number-columns-spanned="2" office:value-type="string">
              <text:p text:style-name="MP14"/>
            </table:table-cell>
            <table:covered-table-cell/>
            <table:table-cell table:style-name="footer.A3" office:value-type="string">
              <text:p text:style-name="MP15"/>
            </table:table-cell>
            <table:table-cell table:style-name="footer.A3" office:value-type="string">
              <text:p text:style-name="MP16"/>
            </table:table-cell>
            <table:table-cell table:style-name="footer.A3" table:number-columns-spanned="2" office:value-type="string">
              <text:p text:style-name="MP17"><draw:line text:anchor-type="paragraph" draw:z-index="1" draw:name="Shape1" draw:style-name="Mgr1" draw:text-style-name="MP18" svg:x1="4.646cm" svg:y1="0.227cm" svg:x2="26.157cm" svg:y2="0.227cm"><text:p/></draw:line></text:p>
            </table:table-cell>
            <table:covered-table-cell/>
          </table:table-row>
          <table:table-row>
            <table:table-cell table:style-name="footer.A3" table:number-columns-spanned="2" office:value-type="string">
              <text:p text:style-name="MP14">N° Pièce : <text:span text:style-name="MT2">[NUMBER]</text:span></text:p>
            </table:table-cell>
            <table:covered-table-cell/>
            <table:table-cell table:style-name="footer.A3" office:value-type="string">
              <text:p text:style-name="MP15">N° Client :<text:span text:style-name="MT3"> </text:span><text:span text:style-name="MT4">[CLIENT_NUMBER]</text:span></text:p>
            </table:table-cell>
            <table:table-cell table:style-name="footer.A3" office:value-type="string">
              <text:p text:style-name="MP19"><text:span text:style-name="MT5">L</text:span><text:span text:style-name="MT6">imite de paiemen</text:span><text:span text:style-name="MT7">t </text:span><text:span text:style-name="MT6">: </text:span><text:span text:style-name="MT8">[EXPIRED_AT]</text:span></text:p>
            </table:table-cell>
            <table:table-cell table:style-name="footer.A3" table:number-columns-spanned="2" office:value-type="string">
              <text:p text:style-name="MP17">Net à <text:span text:style-name="MT9">[ACTION] </text:span>:<text:span text:style-name="MT10"> </text:span><text:span text:style-name="MT11">[LEFT_TO_PAY] </text:span><text:span text:style-name="MT12">€</text:span></text:p>
            </table:table-cell>
            <table:covered-table-cell/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OULIN</meta:initial-creator>
    <meta:creation-date>2017-12-14T14:28:48.263566269</meta:creation-date>
    <meta:generator>LibreOffice/6.0.7.3$Linux_X86_64 LibreOffice_project/00m0$Build-3</meta:generator>
    <dc:date>2020-09-30T17:18:13.355737008</dc:date>
    <meta:editing-duration>P1DT7H57M8S</meta:editing-duration>
    <meta:editing-cycles>454</meta:editing-cycles>
    <meta:document-statistic meta:table-count="12" meta:image-count="1" meta:object-count="0" meta:page-count="2" meta:paragraph-count="80" meta:word-count="151" meta:character-count="1166" meta:non-whitespace-character-count="1087"/>
  </office:meta>
</office:document-meta>
</file>